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9000001EB55D60F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12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13" style:family="graphic" style:parent-style-name="standard">
      <style:graphic-properties svg:stroke-color="#cccccc" draw:fill-color="#cccccc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55D60F30.png" xlink:type="simple" xlink:show="embed" xlink:actuate="onLoad">
            <text:p/>
          </draw:image>
        </draw:frame>
        <draw:polygon draw:style-name="gr2" draw:text-style-name="P1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1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1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1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1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3.809cm" svg:height="1.054cm" svg:x="7.858cm" svg:y="8.558cm" svg:viewBox="0 0 3810 1055" draw:points="0,62 1228,0 3810,951 2586,105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7-06-20T07:34:55.861122396</meta:creation-date>
    <dc:date>2017-06-20T08:53:09.741818699</dc:date>
    <dc:creator>Douglas Miller</dc:creator>
    <meta:editing-duration>PT25M</meta:editing-duration>
    <meta:editing-cycles>4</meta:editing-cycles>
    <meta:generator>LibreOffice/4.3.7.2$Linux_X86_64 LibreOffice_project/430$Build-2</meta:generator>
    <meta:document-statistic meta:object-count="13"/>
  </office:meta>
</office:document-meta>
</file>